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6.3542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6.3542in" style:rel-column-width="915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none" fo:border-right="none" fo:border-top="0.5pt solid #000001" fo:border-bottom="0.5pt solid #000001">
        <style:background-image/>
      </style:table-cell-properties>
    </style:style>
    <style:style style:name="Table2" style:family="table">
      <style:table-properties style:width="6.066in" fo:margin-left="0.1813in" fo:margin-top="0in" fo:margin-bottom="0in" table:align="left" style:writing-mode="lr-tb"/>
    </style:style>
    <style:style style:name="Table2.A" style:family="table-column">
      <style:table-column-properties style:column-width="1.9778in"/>
    </style:style>
    <style:style style:name="Table2.B" style:family="table-column">
      <style:table-column-properties style:column-width="2.1451in"/>
    </style:style>
    <style:style style:name="Table2.C" style:family="table-column">
      <style:table-column-properties style:column-width="1.94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33in" fo:padding-right="0.0382in" fo:padding-top="0.0382in" fo:padding-bottom="0.0382in" fo:border="0.25pt solid #000001">
        <style:background-image/>
      </style:table-cell-properties>
    </style:style>
    <style:style style:name="Table2.A2" style:family="table-cell">
      <style:table-cell-properties fo:background-color="#ffffff" fo:padding-left="0.0333in" fo:padding-right="0.0382in" fo:padding-top="0.0382in" fo:padding-bottom="0.0382in" fo:border-left="0.25pt solid #000001" fo:border-right="none" fo:border-top="none" fo:border-bottom="0.25pt solid #000001">
        <style:background-image/>
      </style:table-cell-properties>
    </style:style>
    <style:style style:name="Table2.C2" style:family="table-cell">
      <style:table-cell-properties fo:background-color="#ffffff" fo:padding-left="0.0333in" fo:padding-right="0.0382in" fo:padding-top="0.0382in" fo:padding-bottom="0.0382in" fo:border-left="0.25pt solid #000001" fo:border-right="0.25pt solid #000001" fo:border-top="none" fo:border-bottom="0.25pt solid #000001">
        <style:background-image/>
      </style:table-cell-properties>
    </style:style>
    <style:style style:name="Table3" style:family="table">
      <style:table-properties style:width="6.3542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6.3542in" style:rel-column-width="915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4" style:family="table">
      <style:table-properties style:width="6.066in" fo:margin-left="0.1653in" fo:margin-top="0in" fo:margin-bottom="0in" table:align="left" style:writing-mode="lr-tb"/>
    </style:style>
    <style:style style:name="Table4.A" style:family="table-column">
      <style:table-column-properties style:column-width="1.3438in"/>
    </style:style>
    <style:style style:name="Table4.B" style:family="table-column">
      <style:table-column-properties style:column-width="4.7222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ffffff" fo:padding-left="0.075in" fo:padding-right="0.075in" fo:padding-top="0in" fo:padding-bottom="0in" fo:border="0.05pt solid #000000">
        <style:background-image/>
      </style:table-cell-properties>
    </style:style>
    <style:style style:name="Table4.2" style:family="table-row">
      <style:table-row-properties style:min-row-height="0.1563in" fo:keep-together="auto"/>
    </style:style>
    <style:style style:name="Table4.A2" style:family="table-cell">
      <style:table-cell-properties style:vertical-align="middle" fo:background-color="#ffffff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3542in" style:rel-width="100%" fo:margin-left="0in" fo:margin-top="0in" fo:margin-bottom="0in" table:align="left" style:writing-mode="lr-tb"/>
    </style:style>
    <style:style style:name="Table5.A" style:family="table-column">
      <style:table-column-properties style:column-width="6.3542in" style:rel-column-width="915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Table6" style:family="table">
      <style:table-properties style:width="6.3542in" style:rel-width="100%" fo:margin-top="0in" fo:margin-bottom="0in" table:align="right" style:writing-mode="lr-tb"/>
    </style:style>
    <style:style style:name="Table6.A" style:family="table-column">
      <style:table-column-properties style:column-width="6.3542in" style:rel-column-width="915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382in" fo:border-left="none" fo:border-right="none" fo:border-top="1pt solid #000001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name-complex="Verdana" style:font-size-complex="9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8" style:family="paragraph" style:parent-style-name="Standard">
      <style:paragraph-properties fo:orphans="0" fo:widows="0"/>
      <style:text-properties style:font-name="Arial" fo:font-size="9pt" fo:font-weight="bold" style:font-size-asian="9pt" style:font-weight-asian="bold" style:font-name-complex="Verdana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officeooo:rsid="00343228" officeooo:paragraph-rsid="00343228" style:font-name-asian="Droid Sans Fallback" style:font-size-asian="14pt" style:font-weight-asian="bold" style:font-name-complex="FreeSans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35a98e"/>
    </style:style>
    <style:style style:name="P12" style:family="paragraph" style:parent-style-name="Standard">
      <style:paragraph-properties fo:margin-left="0.1866in" fo:margin-right="0.1252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1866in" fo:margin-right="0.1252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</style:style>
    <style:style style:name="P15" style:family="paragraph" style:parent-style-name="Standard">
      <style:paragraph-properties fo:margin-left="0.1866in" fo:margin-right="0in" fo:margin-top="0in" fo:margin-bottom="0in" style:contextual-spacing="true" fo:line-height="100%" fo:orphans="0" fo:widows="0" fo:text-indent="0in" style:auto-text-indent="false"/>
      <style:text-properties style:font-name="Arial1" fo:font-size="9pt" officeooo:rsid="00277ce1" officeooo:paragraph-rsid="00277ce1" style:font-size-asian="7.84999990463257pt" style:font-size-complex="9pt"/>
    </style:style>
    <style:style style:name="P16" style:family="paragraph" style:parent-style-name="Standard">
      <style:paragraph-properties fo:margin-left="0.1866in" fo:margin-right="0in" fo:text-indent="0in" style:auto-text-indent="false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/>
    </style:style>
    <style:style style:name="P17" style:family="paragraph" style:parent-style-name="Standard">
      <style:paragraph-properties fo:margin-left="0.1866in" fo:margin-right="0in" fo:text-indent="0in" style:auto-text-indent="false"/>
      <style:text-properties officeooo:paragraph-rsid="003fd87a"/>
    </style:style>
    <style:style style:name="P18" style:family="paragraph" style:parent-style-name="Standard" style:master-page-name="">
      <style:paragraph-properties fo:margin-left="0.1866in" fo:margin-right="0in" fo:line-height="100%" fo:text-align="start" style:justify-single-word="false" fo:orphans="0" fo:widows="0" fo:hyphenation-ladder-count="no-limit" fo:text-indent="0in" style:auto-text-indent="false" style:page-number="auto" style:writing-mode="lr-tb"/>
      <style:text-properties style:font-name="Arial" fo:font-size="9pt" fo:font-style="italic" style:text-underline-style="none" fo:font-weight="bold" officeooo:paragraph-rsid="003fd87a" style:font-size-asian="9pt" style:font-style-asian="italic" style:font-weight-asian="bold" style:font-size-complex="9pt" style:font-style-complex="italic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style:font-size-asian="9pt" style:font-name-complex="Verdana" style:font-size-complex="9pt" style:font-weight-complex="bold"/>
    </style:style>
    <style:style style:name="P20" style:family="paragraph" style:parent-style-name="Standard">
      <style:paragraph-properties fo:margin-top="0in" fo:margin-bottom="0.0555in" style:contextual-spacing="false" fo:orphans="0" fo:widows="0"/>
      <style:text-properties style:font-name="Arial" fo:font-size="9pt" officeooo:paragraph-rsid="0036a3b0" style:font-size-asian="9pt" style:font-name-complex="Verdana" style:font-size-complex="9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ize="9pt" fo:font-weight="normal" officeooo:paragraph-rsid="003fd87a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P23" style:family="paragraph" style:parent-style-name="Standard">
      <style:paragraph-properties fo:margin-top="0in" fo:margin-bottom="0in" style:contextual-spacing="true" fo:line-height="100%" fo:orphans="0" fo:widows="0"/>
      <style:text-properties style:font-name="Arial1" fo:font-size="9pt" officeooo:paragraph-rsid="002a1c62" style:font-size-asian="7.84999990463257pt" style:font-size-complex="9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Arial" fo:font-size="9pt" officeooo:paragraph-rsid="002a1c62" style:font-size-asian="9pt" style:font-size-complex="9pt"/>
    </style:style>
    <style:style style:name="P26" style:family="paragraph" style:parent-style-name="Standard">
      <style:text-properties style:font-name="Arial" fo:font-size="9pt" officeooo:paragraph-rsid="00416f91" style:font-size-asian="9pt" style:font-size-complex="9pt"/>
    </style:style>
    <style:style style:name="P27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2a1c62" officeooo:paragraph-rsid="00416f91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 style:list-style-name="WWNum2">
      <style:paragraph-properties fo:margin-top="0in" fo:margin-bottom="0in" style:contextual-spacing="true"/>
      <style:text-properties style:font-name="Arial" fo:font-size="9pt" fo:font-style="normal" style:text-underline-style="none" fo:font-weight="normal" officeooo:rsid="00416f91" officeooo:paragraph-rsid="00416f91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a1c62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2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rsid="002bea1d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3" style:family="paragraph" style:parent-style-name="Standard" style:list-style-name="WWNum2">
      <style:paragraph-properties fo:margin-top="0in" fo:margin-bottom="0in" style:contextual-spacing="true" fo:line-height="100%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4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5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fo:font-style="normal" style:text-underline-style="none" fo:font-weight="normal" officeooo:rsid="002e2e13" officeooo:paragraph-rsid="003fd87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36" style:family="paragraph" style:parent-style-name="Standard" style:list-style-name="WWNum2">
      <style:paragraph-properties fo:margin-top="0in" fo:margin-bottom="0in" style:contextual-spacing="true" fo:line-height="100%" fo:orphans="0" fo:widows="0"/>
      <style:text-properties style:font-name="Arial" fo:font-size="9pt" officeooo:paragraph-rsid="003fd87a" style:font-size-asian="9pt" style:font-name-complex="Verdana" style:font-size-complex="9pt"/>
    </style:style>
    <style:style style:name="P37" style:family="paragraph" style:parent-style-name="Standard" style:list-style-name="WWNum2">
      <style:paragraph-properties fo:margin-top="0in" fo:margin-bottom="0in" style:contextual-spacing="true"/>
      <style:text-properties officeooo:paragraph-rsid="003fd87a"/>
    </style:style>
    <style:style style:name="P38" style:family="paragraph" style:parent-style-name="Standard">
      <style:paragraph-properties fo:margin-left="0.1866in" fo:margin-right="0in" fo:text-indent="0in" style:auto-text-indent="false"/>
      <style:text-properties officeooo:paragraph-rsid="00416f91"/>
    </style:style>
    <style:style style:name="P39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36a3b0" style:font-size-asian="9pt" style:font-size-complex="9pt"/>
    </style:style>
    <style:style style:name="P40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2a1c62" officeooo:paragraph-rsid="002a1c62" style:font-size-asian="9pt" style:font-size-complex="9pt"/>
    </style:style>
    <style:style style:name="P41" style:family="paragraph" style:parent-style-name="Table_20_Contents" style:list-style-name="WWNum1">
      <style:paragraph-properties fo:text-align="start" style:justify-single-word="false"/>
      <style:text-properties style:font-name="Arial" fo:font-size="9pt" officeooo:rsid="0036a3b0" officeooo:paragraph-rsid="0036a3b0" style:font-size-asian="9pt" style:font-size-complex="9pt"/>
    </style:style>
    <style:style style:name="T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name-complex="Verdana" style:font-size-complex="9pt" style:font-weight-complex="normal"/>
    </style:style>
    <style:style style:name="T3" style:family="text">
      <style:text-properties style:font-name="Arial" fo:font-size="9pt" fo:font-weight="normal" officeooo:rsid="002a1c62" style:font-size-asian="9pt" style:font-weight-asian="normal" style:font-name-complex="Verdana" style:font-size-complex="9pt" style:font-weight-complex="normal"/>
    </style:style>
    <style:style style:name="T4" style:family="text">
      <style:text-properties style:font-name="Arial" fo:font-size="9pt" fo:font-weight="normal" style:font-name-asian="Arial2" style:font-size-asian="9pt" style:font-weight-asian="normal" style:font-name-complex="Arial2" style:font-size-complex="9pt" style:font-weight-complex="normal"/>
    </style:style>
    <style:style style:name="T5" style:family="text">
      <style:text-properties style:font-name="Arial" fo:font-size="9pt" fo:font-weight="normal" style:font-name-asian="Droid Sans Fallback" style:font-size-asian="9pt" style:font-weight-asian="normal" style:font-name-complex="FreeSans" style:font-size-complex="9pt" style:font-weight-complex="normal"/>
    </style:style>
    <style:style style:name="T6" style:family="text">
      <style:text-properties style:font-name="Arial" fo:font-size="9pt" fo:font-weight="normal" officeooo:rsid="0035a98e" style:font-name-asian="Droid Sans Fallback" style:font-size-asian="9pt" style:font-weight-asian="normal" style:font-name-complex="FreeSans" style:font-size-complex="9pt" style:font-weight-complex="normal"/>
    </style:style>
    <style:style style:name="T7" style:family="text">
      <style:text-properties style:font-name="Arial" fo:font-size="9pt" fo:font-weight="normal" officeooo:rsid="003e9847" style:font-name-asian="Droid Sans Fallback" style:font-size-asian="9pt" style:font-weight-asian="normal" style:font-name-complex="FreeSans" style:font-size-complex="9pt" style:font-weight-complex="normal"/>
    </style:style>
    <style:style style:name="T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9" style:family="text">
      <style:text-properties style:font-name="Arial" fo:font-size="9pt" fo:font-style="italic" officeooo:rsid="002a1c62" style:font-size-asian="9pt" style:font-style-asian="italic" style:font-size-complex="9pt" style:font-style-complex="italic"/>
    </style:style>
    <style:style style:name="T10" style:family="text">
      <style:text-properties style:font-name="Arial" fo:font-size="9pt" fo:font-style="italic" officeooo:rsid="00416f91" style:font-size-asian="9pt" style:font-style-asian="italic" style:font-size-complex="9pt" style:font-style-complex="italic"/>
    </style:style>
    <style:style style:name="T11" style:family="text">
      <style:text-properties style:font-name="Arial" fo:font-size="9pt" style:font-size-asian="9pt" style:font-size-complex="9pt"/>
    </style:style>
    <style:style style:name="T12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13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4" style:family="text"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style:font-name="Arial" fo:font-size="9pt" fo:font-style="normal" style:text-underline-style="none" fo:font-weight="normal" officeooo:rsid="002528bd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style:font-name="Arial" fo:font-size="9pt" fo:font-style="normal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T17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style:font-name="Arial" fo:font-size="9pt" fo:font-style="normal" fo:font-weight="normal" officeooo:rsid="0039425c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style:font-name="Arial" fo:font-size="9pt" fo:font-style="normal" fo:font-weight="normal" officeooo:rsid="002a1c62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style:font-name="Arial" fo:font-size="9pt" fo:font-style="normal" fo:font-weight="normal" officeooo:rsid="00416f91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font-name="Arial" fo:font-size="9pt" fo:font-style="normal" fo:font-weight="normal" style:font-name-asian="Arial2" style:font-size-asian="9pt" style:font-style-asian="normal" style:font-weight-asian="normal" style:font-name-complex="Arial2" style:font-size-complex="9pt" style:font-style-complex="normal" style:font-weight-complex="normal"/>
    </style:style>
    <style:style style:name="T22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3" style:family="text">
      <style:text-properties style:font-name="Arial" fo:font-size="9pt" fo:font-weight="bold" officeooo:rsid="002a1c62" style:font-size-asian="9pt" style:font-weight-asian="bold" style:font-size-complex="9pt" style:font-weight-complex="bold"/>
    </style:style>
    <style:style style:name="T24" style:family="text">
      <style:text-properties style:font-name="Arial" fo:font-size="9pt" fo:font-weight="bold" officeooo:rsid="00416f91" style:font-size-asian="9pt" style:font-weight-asian="bold" style:font-size-complex="9pt" style:font-weight-complex="bold"/>
    </style:style>
    <style:style style:name="T2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2bea1d"/>
    </style:style>
    <style:style style:name="T27" style:family="text">
      <style:text-properties officeooo:rsid="0036a3b0"/>
    </style:style>
    <style:style style:name="T28" style:family="text">
      <style:text-properties officeooo:rsid="00384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_UnoMark__105_1914123253"/>Allon Hadaya</text:p>
      <text:p text:style-name="P11"><text:span text:style-name="T1">18 Dodworth St. #3L </text:span><text:span text:style-name="T4">•</text:span><text:span text:style-name="T5"> Brooklyn, NY 11221 </text:span><text:span text:style-name="T4">•</text:span><text:span text:style-name="T5"> 203.830.9319 </text:span><text:span text:style-name="T4">•</text:span><text:span text:style-name="T5"> </text:span><text:span text:style-name="T7">self@allon.nyc</text:span><text:span text:style-name="T5"> </text:span><text:span text:style-name="T4">•</text:span><text:span text:style-name="T5"> </text:span><text:span text:style-name="T6">allon.nyc/portfolio</text:span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SOFTWARE DEVELOPER</text:p>
          </table:table-cell>
        </table:table-row>
      </table:table>
      <text:p text:style-name="P12"><text:span text:style-name="T25"><text:line-break/></text:span><text:span text:style-name="T2">Passionate programmer with over </text:span><text:span text:style-name="T3">nine</text:span><text:span text:style-name="T2"> years of personal, academic, and professional experience. Versed in software engineering </text:span><text:span text:style-name="T3">practices</text:span><text:span text:style-name="T2">. Interested in new ways of thinking about computing and the development process. Excels in team settings.</text:span></text:p>
      <text:p text:style-name="P13"/>
      <text:p text:style-name="P3">Skills Includ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7538088207516022569" text:style-name="WWNum1">
              <text:list-item>
                <text:p text:style-name="P39">Software Architecture</text:p>
              </text:list-item>
            </text:list>
          </table:table-cell>
          <table:table-cell table:style-name="Table2.A1" office:value-type="string">
            <text:list xml:id="list120243860098862" text:continue-numbering="true" text:style-name="WWNum1">
              <text:list-item>
                <text:p text:style-name="P39">Web Scraping</text:p>
              </text:list-item>
            </text:list>
          </table:table-cell>
          <table:table-cell table:style-name="Table2.C1" office:value-type="string">
            <text:list xml:id="list120244833035221" text:continue-numbering="true" text:style-name="WWNum1">
              <text:list-item>
                <text:p text:style-name="P40">Web Develop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0244162162064" text:continue-numbering="true" text:style-name="WWNum1">
              <text:list-item>
                <text:p text:style-name="P40">Compiler Development</text:p>
              </text:list-item>
            </text:list>
          </table:table-cell>
          <table:table-cell table:style-name="Table2.A2" office:value-type="string">
            <text:list xml:id="list120243716808366" text:continue-numbering="true" text:style-name="WWNum1">
              <text:list-item>
                <text:p text:style-name="P41">Containerization</text:p>
              </text:list-item>
            </text:list>
          </table:table-cell>
          <table:table-cell table:style-name="Table2.C2" office:value-type="string">
            <text:list xml:id="list120243471025865" text:continue-numbering="true" text:style-name="WWNum1">
              <text:list-item>
                <text:p text:style-name="P39">Deployment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list xml:id="list120245064661478" text:continue-numbering="true" text:style-name="WWNum1">
              <text:list-item>
                <text:p text:style-name="P40">Version Control</text:p>
              </text:list-item>
            </text:list>
          </table:table-cell>
          <table:table-cell table:style-name="Table2.A2" office:value-type="string">
            <text:list xml:id="list120243877580205" text:continue-numbering="true" text:style-name="WWNum1">
              <text:list-item>
                <text:p text:style-name="P40">Pair Programming</text:p>
              </text:list-item>
            </text:list>
          </table:table-cell>
          <table:table-cell table:style-name="Table2.C2" office:value-type="string">
            <text:list xml:id="list120243955982500" text:continue-numbering="true" text:style-name="WWNum1">
              <text:list-item>
                <text:p text:style-name="P41">Automated Testing</text:p>
              </text:list-item>
            </text:list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Technology Summary</text:p>
          </table:table-cell>
        </table:table-row>
      </table:table>
      <text:p text:style-name="P4"><text:bookmark text:name="__UnoMark__99_606943533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rogramming:</text:p>
          </table:table-cell>
          <table:table-cell table:style-name="Table4.B1" office:value-type="string">
            <text:p text:style-name="P20"><text:span text:style-name="T27">C#, Python</text:span>, Go, Java, JavaScript, Bash, SQL, HTML, CSS, Reg<text:span text:style-name="T27">ular Expressions</text:span></text:p>
          </table:table-cell>
        </table:table-row>
        <table:table-row table:style-name="Table4.2">
          <table:table-cell table:style-name="Table4.A2" office:value-type="string">
            <text:p text:style-name="P8">Systems:</text:p>
          </table:table-cell>
          <table:table-cell table:style-name="Table4.B2" office:value-type="string">
            <text:p text:style-name="P19">Linux, Ubuntu, Windows, Browser</text:p>
          </table:table-cell>
        </table:table-row>
      </table:table>
      <text:p text:style-name="P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Professional Experience</text:p>
          </table:table-cell>
        </table:table-row>
      </table:table>
      <text:p text:style-name="P7"/>
      <text:p text:style-name="P38"><text:span text:style-name="T24">kidmech</text:span><text:span text:style-name="T11"> </text:span><text:span text:style-name="T8">(</text:span><text:span text:style-name="T10">Robotic Entertainment</text:span><text:span text:style-name="T8">)</text:span><text:span text:style-name="T12"> </text:span><text:span text:style-name="T21">•</text:span><text:span text:style-name="T12"> New York, NY </text:span><text:span text:style-name="T21">•</text:span><text:span text:style-name="T12"> </text:span><text:span text:style-name="T20">July</text:span><text:span text:style-name="T17"> </text:span><text:span text:style-name="T18">'</text:span><text:span text:style-name="T17">1</text:span><text:span text:style-name="T19">5</text:span><text:span text:style-name="T17"> – </text:span><text:span text:style-name="T20">Current</text:span></text:p>
      <text:p text:style-name="P26"/>
      <text:p text:style-name="P38"><text:span text:style-name="T23">Theater Group Update</text:span><text:span text:style-name="T11"> </text:span><text:span text:style-name="T8">(</text:span><text:span text:style-name="T9">Data transformation tool</text:span><text:span text:style-name="T8">)</text:span><text:span text:style-name="T12"> </text:span><text:span text:style-name="T21">•</text:span><text:span text:style-name="T12"> New York, NY </text:span><text:span text:style-name="T21">•</text:span><text:span text:style-name="T12"> </text:span><text:span text:style-name="T19">March</text:span><text:span text:style-name="T17"> </text:span><text:span text:style-name="T18">'</text:span><text:span text:style-name="T17">1</text:span><text:span text:style-name="T19">5</text:span><text:span text:style-name="T17"> – </text:span><text:span text:style-name="T19">April</text:span><text:span text:style-name="T17"> </text:span><text:span text:style-name="T18">'</text:span><text:span text:style-name="T17">1</text:span><text:span text:style-name="T19">5</text:span></text:p>
      <text:p text:style-name="P21"/>
      <text:p text:style-name="P16">Responsibilities:</text:p>
      <text:list xml:id="list7082627472756235126" text:style-name="WWNum2">
        <text:list-item>
          <text:p text:style-name="P27">Worked with non-programmer client to define requirements.</text:p>
        </text:list-item>
        <text:list-item>
          <text:p text:style-name="P27">Created a design that was amenable to handling changes in the data domain.</text:p>
        </text:list-item>
        <text:list-item>
          <text:p text:style-name="P27">Traine<text:span text:style-name="T26">d</text:span> client to <text:span text:style-name="T26">update the tool for when said changes occurred.</text:span></text:p>
        </text:list-item>
      </text:list>
      <text:p text:style-name="P18">Results:</text:p>
      <text:list xml:id="list120243114475002" text:continue-numbering="true" text:style-name="WWNum2">
        <text:list-item>
          <text:p text:style-name="P31">Saved approximately forty man-hours per week of manual data processing and updating.</text:p>
        </text:list-item>
        <text:list-item>
          <text:p text:style-name="P32">Allowed client to feel confident in the output of the program.</text:p>
        </text:list-item>
        <text:list-item>
          <text:p text:style-name="P32">Eased business processes by making frequent data updates a possibility.</text:p>
        </text:list-item>
      </text:list>
      <text:p text:style-name="P7"/>
      <text:p text:style-name="P17"><text:span text:style-name="T22">appFigures</text:span><text:span text:style-name="T11"> </text:span><text:span text:style-name="T8">(Sales analytics for app developers)</text:span><text:span text:style-name="T12"> </text:span><text:span text:style-name="T21">•</text:span><text:span text:style-name="T12"> New York, NY </text:span><text:span text:style-name="T21">•</text:span><text:span text:style-name="T12"> </text:span><text:span text:style-name="T17">July </text:span><text:span text:style-name="T18">'</text:span><text:span text:style-name="T17">11 – September </text:span><text:span text:style-name="T18">'</text:span><text:span text:style-name="T17">14</text:span></text:p>
      <text:p text:style-name="P21"/>
      <text:p text:style-name="P16">Responsibilities:</text:p>
      <text:list xml:id="list120244512720461" text:continue-numbering="true" text:style-name="WWNum2">
        <text:list-item>
          <text:p text:style-name="P37"><text:span text:style-name="T15">D</text:span><text:span text:style-name="T14">esigned and built software for a wide range of business needs, working with existing and new code.</text:span></text:p>
        </text:list-item>
        <text:list-item>
          <text:p text:style-name="P29">Diagnosed and debugged reported issues in a production environment, communicating with clients to resolve their concerns.</text:p>
        </text:list-item>
        <text:list-item>
          <text:p text:style-name="P29">Deployed code to live user-facing and back-end services.</text:p>
        </text:list-item>
      </text:list>
      <text:p text:style-name="P5"/>
      <text:p text:style-name="P18">Results:</text:p>
      <text:list xml:id="list120243999319094" text:continue-numbering="true" text:style-name="WWNum2">
        <text:list-item>
          <text:p text:style-name="P33">Implemented services to download, parse, and store data from the iTunes Connect EPF system, AdMob, Windows Phone App Store, and Windows Store.</text:p>
        </text:list-item>
        <text:list-item>
          <text:p text:style-name="P36">Implemented a front-end logging library which efficiently fed into back-end logging infrastructure.</text:p>
        </text:list-item>
        <text:list-item>
          <text:p text:style-name="P36">Implemented error monitoring using the above decoupled logging library for JavaScript.</text:p>
        </text:list-item>
        <text:list-item>
          <text:p text:style-name="P36">Decoupled the JS code base with a proprietary state management library.</text:p>
        </text:list-item>
        <text:list-item>
          <text:p text:style-name="P34">Overhauled a core data importing library, from a single-source design to a multi-source design.</text:p>
        </text:list-item>
        <text:list-item>
          <text:p text:style-name="P35">Implemented an <text:span text:style-name="T28">annotation based </text:span>integration test <text:span text:style-name="T28">framework for isolated database environments.</text:span></text:p>
        </text:list-item>
      </text:list>
      <text:p text:style-name="P2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2">Education</text:p>
          </table:table-cell>
        </table:table-row>
      </table:table>
      <text:p text:style-name="P15"/>
      <text:p text:style-name="P14"><text:span text:style-name="T13">PACE UNIVERSITY – New York, NY – </text:span><text:span text:style-name="T16">BS in Computer Science</text:span><text:span text:style-name="T13">, 2010-2012 (parti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fo:font-size="10pt" style:font-size-asian="10pt" style:font-name-complex="Symbol1" style:font-family-complex="Symbol" style:font-family-generic-complex="system" style:font-pitch-complex="variable" style:font-size-complex="10pt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="Arial1" fo:font-family="Arial" style:font-family-generic="swiss" style:font-pitch="variable" fo:font-size="9pt" style:font-size-asian="7.84999990463257pt" style:font-name-complex="Symbol1" style:font-family-complex="Symbol" style:font-family-generic-complex="system" style:font-pitch-complex="variable" style:font-size-complex="9pt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Symbol"/>
      </text:list-level-style-bullet>
      <text:list-level-style-bullet text:level="2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  <style:text-properties style:font-name="OpenSymbol1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  <style:text-properties style:font-name="OpenSymbol1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  <style:text-properties style:font-name="Symbol"/>
      </text:list-level-style-bullet>
      <text:list-level-style-bullet text:level="5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  <style:text-properties style:font-name="OpenSymbol1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  <style:text-properties style:font-name="Symbol"/>
      </text:list-level-style-bullet>
      <text:list-level-style-bullet text:level="8" text:style-name="ListLabel_20_9" style:num-suffix="◦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429in" fo:margin-bottom="0.8429in" fo:margin-left="1.0555in" fo:margin-right="1.0555in" fo:border="0.26pt solid #000001" fo:padding="0.0138in" style:writing-mode="lr-tb" style:layout-grid-color="#c0c0c0" style:layout-grid-lines="5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order="0.26pt solid #000001" fo:padding="0.0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20:36:35</meta:creation-date>
    <dc:language>en-US</dc:language>
    <meta:editing-cycles>31</meta:editing-cycles>
    <meta:editing-duration>PT54M54S</meta:editing-duration>
    <meta:generator>LibreOffice/4.2.8.2$Linux_X86_64 LibreOffice_project/420m0$Build-2</meta:generator>
    <dc:date>2015-10-02T12:02:42.922341935</dc:date>
    <meta:document-statistic meta:table-count="6" meta:image-count="0" meta:object-count="0" meta:page-count="1" meta:paragraph-count="44" meta:word-count="357" meta:character-count="2367" meta:non-whitespace-character-count="2072"/>
  </office:meta>
</office:document-meta>
</file>